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4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e8f2a1"/>
    </style:style>
    <style:style style:name="P5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e8f2a1"/>
    </style:style>
    <style:style style:name="P6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7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8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9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0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11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14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15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24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A device name of /dev/hda1 indicates this partition is on which type of device?</text:p>
      <text:list xml:id="list2061267284" text:style-name="L12">
        <text:list-item>
          <text:p text:style-name="P24">CDROM</text:p>
        </text:list-item>
        <text:list-item>
          <text:p text:style-name="P24">SATA</text:p>
        </text:list-item>
        <text:list-item>
          <text:p text:style-name="P24">Logical Volume</text:p>
        </text:list-item>
        <text:list-item>
          <text:p text:style-name="P4">IDE</text:p>
        </text:list-item>
      </text:list>
      <text:p text:style-name="P1"/>
      <text:p text:style-name="P1"/>
      <text:p text:style-name="P1">Question 2</text:p>
      <text:p text:style-name="P1">A system that contains Linux as well as a Microsoft Windows operating system is called a:</text:p>
      <text:list xml:id="list941419027" text:style-name="L11">
        <text:list-item>
          <text:p text:style-name="P23">A file base system</text:p>
        </text:list-item>
        <text:list-item>
          <text:p text:style-name="P5">Dual boot system</text:p>
        </text:list-item>
        <text:list-item>
          <text:p text:style-name="P23">Multi environment system</text:p>
        </text:list-item>
        <text:list-item>
          <text:p text:style-name="P23">This sort of system cannot exist</text:p>
        </text:list-item>
      </text:list>
      <text:p text:style-name="P1"/>
      <text:p text:style-name="P1"/>
      <text:p text:style-name="P1">Question 3</text:p>
      <text:p text:style-name="P1">In what directory are you most likely to find user's home directories?</text:p>
      <text:list xml:id="list875128343" text:style-name="L10">
        <text:list-item>
          <text:p text:style-name="P22">/user/third</text:p>
        </text:list-item>
        <text:list-item>
          <text:p text:style-name="P6">home</text:p>
        </text:list-item>
        <text:list-item>
          <text:p text:style-name="P22">/var/lib</text:p>
        </text:list-item>
        <text:list-item>
          <text:p text:style-name="P22">/usr/local</text:p>
        </text:list-item>
      </text:list>
      <text:p text:style-name="P1"/>
      <text:p text:style-name="P1"/>
      <text:p text:style-name="P1">Question 4</text:p>
      <text:p text:style-name="P1">Virtual memory is also referred to as:</text:p>
      <text:list xml:id="list1147275763" text:style-name="L9">
        <text:list-item>
          <text:p text:style-name="P21">Hard memory</text:p>
        </text:list-item>
        <text:list-item>
          <text:p text:style-name="P21">Soft memory</text:p>
        </text:list-item>
        <text:list-item>
          <text:p text:style-name="P7">Swap memory</text:p>
        </text:list-item>
        <text:list-item>
          <text:p text:style-name="P21">Test memory</text:p>
        </text:list-item>
      </text:list>
      <text:p text:style-name="P1"><text:soft-page-break/>Question 5</text:p>
      <text:p text:style-name="P1">Which directories are typically writable to all users?</text:p>
      <text:p text:style-name="P1">(choose two)</text:p>
      <text:list xml:id="list908807511" text:style-name="L8">
        <text:list-item>
          <text:p text:style-name="P20">/</text:p>
        </text:list-item>
        <text:list-item>
          <text:p text:style-name="P8">/tmp</text:p>
        </text:list-item>
        <text:list-item>
          <text:p text:style-name="P20">/home</text:p>
        </text:list-item>
        <text:list-item>
          <text:p text:style-name="P8">/var/tmp</text:p>
        </text:list-item>
      </text:list>
      <text:p text:style-name="P1"/>
      <text:p text:style-name="P1"/>
      <text:p text:style-name="P1">Question 6</text:p>
      <text:p text:style-name="P1">Which directory does not have to be a part of the root filesystem?</text:p>
      <text:list xml:id="list1408777044" text:style-name="L7">
        <text:list-item>
          <text:p text:style-name="P19">/bin</text:p>
        </text:list-item>
        <text:list-item>
          <text:p text:style-name="P9">/home</text:p>
        </text:list-item>
        <text:list-item>
          <text:p text:style-name="P19">/etc</text:p>
        </text:list-item>
        <text:list-item>
          <text:p text:style-name="P19">/lib</text:p>
        </text:list-item>
      </text:list>
      <text:p text:style-name="P1"/>
      <text:p text:style-name="P1"/>
      <text:p text:style-name="P1">Question 7</text:p>
      <text:p text:style-name="P1">Which directory is the root file system mounted on?</text:p>
      <text:list xml:id="list2182515167" text:style-name="L6">
        <text:list-item>
          <text:p text:style-name="P18">/rootfs</text:p>
        </text:list-item>
        <text:list-item>
          <text:p text:style-name="P10">/</text:p>
        </text:list-item>
        <text:list-item>
          <text:p text:style-name="P18">/home</text:p>
        </text:list-item>
        <text:list-item>
          <text:p text:style-name="P18">/root</text:p>
        </text:list-item>
      </text:list>
      <text:p text:style-name="P1"/>
      <text:p text:style-name="P1">Question 8</text:p>
      <text:p text:style-name="P1">Which directory structure contains the bulk of the operating system's files:</text:p>
      <text:list xml:id="list2838709332" text:style-name="L5">
        <text:list-item>
          <text:p text:style-name="P17">/home</text:p>
        </text:list-item>
        <text:list-item>
          <text:p text:style-name="P11">/usr</text:p>
        </text:list-item>
        <text:list-item>
          <text:p text:style-name="P17">/root</text:p>
        </text:list-item>
        <text:list-item>
          <text:p text:style-name="P17">/rootfs</text:p>
        </text:list-item>
      </text:list>
      <text:p text:style-name="P1"><text:soft-page-break/>Question 9</text:p>
      <text:p text:style-name="P1">Which of the following filesystems does not support journaling?</text:p>
      <text:list xml:id="list1768937964" text:style-name="L4">
        <text:list-item>
          <text:p text:style-name="P12">ext2</text:p>
        </text:list-item>
        <text:list-item>
          <text:p text:style-name="P16">ext4</text:p>
        </text:list-item>
        <text:list-item>
          <text:p text:style-name="P16">ext3</text:p>
        </text:list-item>
        <text:list-item>
          <text:p text:style-name="P16">jfs</text:p>
          <text:p text:style-name="P16"/>
        </text:list-item>
      </text:list>
      <text:p text:style-name="P1"/>
      <text:p text:style-name="P1">Question 10</text:p>
      <text:p text:style-name="P1">Which of the following is not a common reason to create a partition?</text:p>
      <text:list xml:id="list3248347653" text:style-name="L3">
        <text:list-item>
          <text:p text:style-name="P13">To increase fragmentation of free space across the disk</text:p>
        </text:list-item>
        <text:list-item>
          <text:p text:style-name="P15">To support multiple operating systems on a single computer</text:p>
        </text:list-item>
        <text:list-item>
          <text:p text:style-name="P15">To increase the security of a filesystem</text:p>
        </text:list-item>
        <text:list-item>
          <text:p text:style-name="P15">To make it easier to keep home directories during a software upgrade</text:p>
        </text:list-item>
      </text:list>
      <text:p text:style-name="P1"/>
      <text:p text:style-name="P25"/>
      <text:p text:style-name="P1">https://examans.com/linux-exam-1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22T11:10:34.587754592</dc:date>
    <meta:editing-duration>PT1H40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3" meta:paragraph-count="62" meta:word-count="265" meta:character-count="1383" meta:non-whitespace-character-count="1220"/>
  </office:meta>
</office:document-meta>
</file>